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User Database XML Data File Format</text:p>
      <text:p text:style-name="Text_20_body">The user defined snippets database displayed and edited by CodeSnip is stored in a single XML file that references a series of associated data files that store snippets' source code.</text:p>
      <text:p text:style-name="Text_20_body">The XML data file is named <text:span text:style-name="Source_20_Text">database.xml</text:span>. There have been four different file formats to date.</text:p>
      <text:p text:style-name="Text_20_body">Each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data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531257EA-1EE3-4B0F-8E46-C6E7F7140106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categories&gt;</text:p>
          </table:table-cell>
          <table:table-cell table:style-name="Table1.A1" office:value-type="string">
            <text:p text:style-name="Text_20_body">Contains list of all categories.</text:p>
          </table:table-cell>
        </table:table-row>
        <table:table-row>
          <table:table-cell table:style-name="Table1.A1" office:value-type="string">
            <text:p text:style-name="File_20_Content"><text:s text:c="4"/>&lt;category&gt;</text:p>
          </table:table-cell>
          <table:table-cell table:style-name="Table1.A1" office:value-type="string">
            <text:p text:style-name="Text_20_body">Contains <text:s/>information about a category. Attributes are:</text:p>
            <text:p text:style-name="P1">id<text:span text:style-name="T2">: internal (unique) id of category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category.</text:p>
          </table:table-cell>
        </table:table-row>
        <table:table-row>
          <table:table-cell table:style-name="Table1.A1" office:value-type="string">
            <text:p text:style-name="File_20_Content"><text:s text:c="8"/>&lt;cat-routines&gt;</text:p>
          </table:table-cell>
          <table:table-cell table:style-name="Table1.A1" office:value-type="string">
            <text:p text:style-name="Text_20_body">Contains list of name of all snippets in category. Omitted if there are no snippets in category.</text:p>
          </table:table-cell>
        </table:table-row>
        <table:table-row>
          <table:table-cell table:style-name="Table1.A1" office:value-type="string">
            <text:p text:style-name="File_20_Content"><text:s text:c="10"/>&lt;pascal-name&gt;</text:p>
          </table:table-cell>
          <table:table-cell table:style-name="Table1.A1" office:value-type="string">
            <text:p text:style-name="Text_20_body">Contains name of a snippet. One per each snippet in category. <text:span text:style-name="T2">(Must begin with a letter from the English alphabet: 'A'..'Z', 'a'..'z' or '_')</text:span>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user defin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 snippet. One per snippet. Attributes are:</text:p>
            <text:p text:style-name="P1">name<text:span text:style-name="T2">: name of snippet (must begin with a letter from the English alphabet: 'A'..'Z', 'a'..'z' or '_')</text:span></text:p>
          </table:table-cell>
        </table:table-row>
        <table:table-row>
          <table:table-cell table:style-name="Table1.A1" office:value-type="string">
            <text:p text:style-name="File_20_Content"><text:s text:c="6"/>&lt;cat-id&gt;</text:p>
          </table:table-cell>
          <table:table-cell table:style-name="Table1.A1" office:value-type="string">
            <text:p text:style-name="Text_20_body">Id of category to which snippet belongs.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&gt;</text:p>
          </table:table-cell>
          <table:table-cell table:style-name="Table1.A1" office:value-type="string">
            <text:p text:style-name="Text_20_body">Name of file containing snippet's source code. No path included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oft-page-break/><text:span text:style-name="Source_20_Text">&lt;credits&gt;</text:span> requires a hyperlink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, “d2010”, “dXE”, “dXE2”, “dXE3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  <table:table-row>
          <table:table-cell table:style-name="Table1.A1" office:value-type="string">
            <text:p text:style-name="File_20_Content"><text:s text:c="6"/>&lt;xref&gt;</text:p>
          </table:table-cell>
          <table:table-cell table:style-name="Table1.A1" office:value-type="string">
            <text:p text:style-name="Text_20_body">List of cross-referenc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cross-reference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17 Sep 12</text:modification-date> <text:modification-time style:data-style-name="N40">00:41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2-09-17T00:41:03.22</dc:date>
    <dc:creator>Peter Johnson</dc:creator>
    <meta:editing-duration>PT08H23M29S</meta:editing-duration>
    <meta:editing-cycles>38</meta:editing-cycles>
    <meta:generator>OpenOffice.org/3.0$Win32 OpenOffice.org_project/300m15$Build-9379</meta:generator>
    <meta:document-statistic meta:table-count="1" meta:image-count="0" meta:object-count="0" meta:page-count="2" meta:paragraph-count="63" meta:word-count="534" meta:character-count="3343"/>
    <meta:user-defined meta:name="Info 1"/>
    <meta:user-defined meta:name="Info 2"/>
    <meta:user-defined meta:name="Info 3"/>
    <meta:user-defined meta:name="Info 4"/>
  </office:meta>
</office:document-meta>
</file>